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D6C73719318E2B7E.png" manifest:media-type="image/png"/>
  <manifest:file-entry manifest:full-path="Pictures/100000000000073D0000039A1F2C427D9FC018A5.png" manifest:media-type="image/png"/>
  <manifest:file-entry manifest:full-path="Pictures/100000000000073D0000039AA108623235896FA5.png" manifest:media-type="image/png"/>
  <manifest:file-entry manifest:full-path="Pictures/100000000000073D0000039A6D794D294D2A3986.png" manifest:media-type="image/png"/>
  <manifest:file-entry manifest:full-path="Pictures/100000000000073D0000039A9C8707C95906B9BB.png" manifest:media-type="image/png"/>
  <manifest:file-entry manifest:full-path="Pictures/100000000000073D0000039AC4F5CAEB78A43B9B.png" manifest:media-type="image/png"/>
  <manifest:file-entry manifest:full-path="Pictures/100000000000073D0000039A1E9DCF39A5E42FAE.png" manifest:media-type="image/png"/>
  <manifest:file-entry manifest:full-path="Pictures/100000000000073D0000039A32E71E23FAB56E45.png" manifest:media-type="image/png"/>
  <manifest:file-entry manifest:full-path="Pictures/100000000000073D0000039A46B89F3BADAE7A51.png" manifest:media-type="image/png"/>
  <manifest:file-entry manifest:full-path="Pictures/100000000000073D0000039AD6214C1A512A9487.png" manifest:media-type="image/png"/>
  <manifest:file-entry manifest:full-path="Pictures/100000000000073D0000039AA0D34FF889759DDC.png" manifest:media-type="image/png"/>
  <manifest:file-entry manifest:full-path="Pictures/100000000000073D0000039A78D312F4315C28EA.png" manifest:media-type="image/png"/>
  <manifest:file-entry manifest:full-path="Pictures/100000000000073D0000039A9B406CD5242370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71cm, 16.678cm, 1.569cm, 17.22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957cm, 0cm, 16.08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57cm, 17.174cm, 3.947cm, 17.41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63cm, 16.931cm, 3.22cm, 16.46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71cm, 16.551cm, 4.744cm, 16.467cm)" draw:image-opacity="100%" style:mirror="none"/>
    </style:style>
    <style:style style:name="gr6" style:family="graphic" style:parent-style-name="objectwithoutfill">
      <style:graphic-properties draw:marker-end="Rounded_20_large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909cm"/>
    </style:style>
    <style:style style:name="gr8" style:family="graphic" style:parent-style-name="standard">
      <style:graphic-properties draw:stroke="none" svg:stroke-color="#000000" draw:fill="none" draw:fill-color="#ffffff" fo:min-height="3.151cm"/>
    </style:style>
    <style:style style:name="gr9" style:family="graphic" style:parent-style-name="standard">
      <style:graphic-properties draw:stroke="none" svg:stroke-color="#000000" draw:fill="none" draw:fill-color="#ffffff" fo:min-height="2.46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92cm, 17.021cm, 5.412cm, 15.616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98cm, 16.763cm, 5.341cm, 15.874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47cm, 17.145cm, 4.452cm, 16.508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38cm, 17.783cm, 5.412cm, 15.743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61cm, 17.082cm, 4.558cm, 15.787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19cm, 16.905cm, 4.778cm, 16.309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77cm, 16.9cm, 4.499cm, 16.85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48cm, 16.357cm, 3.913cm, 16.305cm)" draw:image-opacity="100%" style:mirror="none"/>
    </style:style>
    <style:style style:name="gr18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33% 58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77cm" svg:height="12.954cm" svg:x="18.155cm" svg:y="13.326cm">
          <draw:image xlink:href="Pictures/100000000000073D0000039A32E71E23FAB56E45.png" xlink:type="simple" xlink:show="embed" xlink:actuate="onLoad">
            <text:p/>
          </draw:image>
        </draw:frame>
        <draw:frame draw:style-name="gr2" draw:text-style-name="P1" draw:layer="layout" svg:width="17.779cm" svg:height="28.956cm" svg:x="-0.651cm" svg:y="-0.517cm">
          <draw:image xlink:href="Pictures/100000000000073D0000039AC4F5CAEB78A43B9B.png" xlink:type="simple" xlink:show="embed" xlink:actuate="onLoad">
            <text:p/>
          </draw:image>
        </draw:frame>
        <draw:frame draw:style-name="gr3" draw:text-style-name="P1" draw:layer="layout" svg:width="11.684cm" svg:height="13.669cm" svg:x="78.978cm" svg:y="13.308cm">
          <draw:image xlink:href="Pictures/100000000000073D0000039AD6214C1A512A9487.png" xlink:type="simple" xlink:show="embed" xlink:actuate="onLoad">
            <text:p/>
          </draw:image>
        </draw:frame>
        <draw:frame draw:style-name="gr4" draw:text-style-name="P2" draw:layer="layout" svg:width="12.724cm" svg:height="14.587cm" svg:x="54.443cm" svg:y="12.818cm">
          <draw:image xlink:href="Pictures/100000000000073D0000039AA0D34FF889759DDC.png" xlink:type="simple" xlink:show="embed" xlink:actuate="onLoad">
            <text:p/>
          </draw:image>
        </draw:frame>
        <draw:frame draw:style-name="gr5" draw:text-style-name="P1" draw:layer="layout" svg:width="12.93cm" svg:height="12.827cm" svg:x="42.148cm" svg:y="13.326cm">
          <draw:image xlink:href="Pictures/100000000000073D0000039A9B406CD524237059.png" xlink:type="simple" xlink:show="embed" xlink:actuate="onLoad">
            <text:p/>
          </draw:image>
        </draw:frame>
        <draw:line draw:style-name="gr6" draw:text-style-name="P3" draw:layer="layout" svg:x1="11.635cm" svg:y1="12.945cm" svg:x2="17.604cm" svg:y2="20.819cm">
          <text:p/>
        </draw:line>
        <draw:frame draw:style-name="gr7" draw:text-style-name="P4" draw:layer="layout" svg:width="7.239cm" svg:height="2.159cm" svg:x="19.606cm" svg:y="25.781cm">
          <draw:text-box>
            <text:p text:style-name="P1"><text:span text:style-name="T1">TARGET</text:span></text:p>
          </draw:text-box>
        </draw:frame>
        <draw:frame draw:style-name="gr8" draw:text-style-name="P4" draw:layer="layout" svg:width="10.668cm" svg:height="3.401cm" svg:x="17.891cm" svg:y="11.83cm">
          <draw:text-box>
            <text:p text:style-name="P1"><text:span text:style-name="T1">SOURCE</text:span></text:p>
          </draw:text-box>
        </draw:frame>
        <draw:frame draw:style-name="gr9" draw:text-style-name="P5" draw:layer="layout" svg:width="10.668cm" svg:height="2.711cm" svg:x="5.274cm" svg:y="25.782cm">
          <draw:text-box>
            <text:p><text:span text:style-name="T1">Body Scan</text:span></text:p>
          </draw:text-box>
        </draw:frame>
        <draw:frame draw:style-name="gr10" draw:text-style-name="P1" draw:layer="layout" svg:width="13.208cm" svg:height="12.082cm" svg:x="16.161cm" svg:y="0.118cm">
          <draw:image xlink:href="Pictures/100000000000073D0000039A46B89F3BADAE7A51.png" xlink:type="simple" xlink:show="embed" xlink:actuate="onLoad">
            <text:p/>
          </draw:image>
        </draw:frame>
        <draw:frame draw:style-name="gr11" draw:text-style-name="P1" draw:layer="layout" svg:width="14.001cm" svg:height="12.265cm" svg:x="28.886cm" svg:y="0.246cm">
          <draw:image xlink:href="Pictures/100000000000073D0000039A9C8707C95906B9BB.png" xlink:type="simple" xlink:show="embed" xlink:actuate="onLoad">
            <text:p/>
          </draw:image>
        </draw:frame>
        <draw:frame draw:style-name="gr12" draw:text-style-name="P1" draw:layer="layout" svg:width="12.7cm" svg:height="13.96cm" svg:x="42.323cm" svg:y="-0.761cm">
          <draw:image xlink:href="Pictures/100000000000073D0000039A6D794D294D2A3986.png" xlink:type="simple" xlink:show="embed" xlink:actuate="onLoad">
            <text:p/>
          </draw:image>
        </draw:frame>
        <draw:frame draw:style-name="gr13" draw:text-style-name="P1" draw:layer="layout" svg:width="12.954cm" svg:height="12.741cm" svg:x="53.499cm" svg:y="-0.39cm">
          <draw:image xlink:href="Pictures/100000000000073D0000039AA108623235896FA5.png" xlink:type="simple" xlink:show="embed" xlink:actuate="onLoad">
            <text:p/>
          </draw:image>
        </draw:frame>
        <draw:frame draw:style-name="gr14" draw:text-style-name="P1" draw:layer="layout" svg:width="13.575cm" svg:height="14.097cm" svg:x="65.184cm" svg:y="-0.898cm">
          <draw:image xlink:href="Pictures/100000000000073D0000039AD6C73719318E2B7E.png" xlink:type="simple" xlink:show="embed" xlink:actuate="onLoad">
            <text:p/>
          </draw:image>
        </draw:frame>
        <draw:frame draw:style-name="gr15" draw:text-style-name="P1" draw:layer="layout" svg:width="13.461cm" svg:height="14.046cm" svg:x="77.519cm" svg:y="-0.912cm">
          <draw:image xlink:href="Pictures/100000000000073D0000039A78D312F4315C28EA.png" xlink:type="simple" xlink:show="embed" xlink:actuate="onLoad">
            <text:p/>
          </draw:image>
        </draw:frame>
        <draw:frame draw:style-name="gr16" draw:text-style-name="P1" draw:layer="layout" svg:width="12.446cm" svg:height="12.809cm" svg:x="29.829cm" svg:y="13.581cm">
          <draw:image xlink:href="Pictures/100000000000073D0000039A1F2C427D9FC018A5.png" xlink:type="simple" xlink:show="embed" xlink:actuate="onLoad">
            <text:p/>
          </draw:image>
        </draw:frame>
        <draw:frame draw:style-name="gr8" draw:text-style-name="P5" draw:layer="layout" svg:width="19.05cm" svg:height="3.401cm" svg:x="54.467cm" svg:y="12.211cm">
          <draw:text-box>
            <text:p><text:span text:style-name="T1">Simulation Steps …</text:span></text:p>
          </draw:text-box>
        </draw:frame>
        <draw:frame draw:style-name="gr17" draw:text-style-name="P1" draw:layer="layout" svg:width="13.097cm" svg:height="13.715cm" svg:x="66.405cm" svg:y="13.073cm">
          <draw:image xlink:href="Pictures/100000000000073D0000039A1E9DCF39A5E42FAE.png" xlink:type="simple" xlink:show="embed" xlink:actuate="onLoad">
            <text:p/>
          </draw:image>
        </draw:frame>
        <draw:line draw:style-name="gr18" draw:text-style-name="P3" draw:layer="layout" svg:x1="34.34cm" svg:y1="26.988cm" svg:x2="87.477cm" svg:y2="27.0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18cm" fo:margin-bottom="0.137cm" fo:margin-left="1cm" fo:margin-right="1cm" fo:page-width="90.17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2:44:01.388591109</meta:creation-date>
    <dc:date>2019-06-07T16:48:15.428920632</dc:date>
    <meta:editing-duration>PT27M46S</meta:editing-duration>
    <meta:editing-cycles>9</meta:editing-cycles>
    <meta:generator>LibreOffice/6.0.7.3$Linux_X86_64 LibreOffice_project/00m0$Build-3</meta:generator>
    <meta:document-statistic meta:object-count="19"/>
  </office:meta>
</office:document-meta>
</file>